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2.653000000000000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653000000000000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/x10_y10_n100_r20_s20_ps1_pr20_u20_o20_l20_N001.lp</text:p>
          </table:table-cell>
          <table:table-cell office:value-type="float" office:value="0.489"/>
          <table:table-cell office:value-type="float" office:value="1.0"/>
          <table:table-cell office:value-type="float" office:value="1219.0"/>
          <table:table-cell office:value-type="float" office:value="4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x10_y10_r20/x10_y10_n100_r20_s20_ps1_pr20_u20_o20_l20_N002.lp</text:p>
          </table:table-cell>
          <table:table-cell office:value-type="float" office:value="0.486"/>
          <table:table-cell office:value-type="float" office:value="1.0"/>
          <table:table-cell office:value-type="float" office:value="947.0"/>
          <table:table-cell office:value-type="float" office:value="3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x10_y10_r20/x10_y10_n100_r20_s20_ps1_pr20_u20_o20_l20_N003.lp</text:p>
          </table:table-cell>
          <table:table-cell office:value-type="float" office:value="0.514"/>
          <table:table-cell office:value-type="float" office:value="1.0"/>
          <table:table-cell office:value-type="float" office:value="1506.0"/>
          <table:table-cell office:value-type="float" office:value="7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x10_y10_r20/x10_y10_n100_r20_s20_ps1_pr20_u20_o20_l20_N004.lp</text:p>
          </table:table-cell>
          <table:table-cell office:value-type="float" office:value="0.501"/>
          <table:table-cell office:value-type="float" office:value="1.0"/>
          <table:table-cell office:value-type="float" office:value="1934.0"/>
          <table:table-cell office:value-type="float" office:value="9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x10_y10_r20/x10_y10_n100_r20_s20_ps1_pr20_u20_o20_l20_N005.lp</text:p>
          </table:table-cell>
          <table:table-cell office:value-type="float" office:value="0.489"/>
          <table:table-cell office:value-type="float" office:value="1.0"/>
          <table:table-cell office:value-type="float" office:value="1239.0"/>
          <table:table-cell office:value-type="float" office:value="3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x10_y12_r20/x10_y12_n120_r20_s20_ps1_pr20_u20_o20_l20_N001.lp</text:p>
          </table:table-cell>
          <table:table-cell office:value-type="float" office:value="0.355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x10_y12_r20/x10_y12_n120_r20_s20_ps1_pr20_u20_o20_l20_N002.lp</text:p>
          </table:table-cell>
          <table:table-cell office:value-type="float" office:value="0.547"/>
          <table:table-cell office:value-type="float" office:value="1.0"/>
          <table:table-cell office:value-type="float" office:value="1778.0"/>
          <table:table-cell office:value-type="float" office:value="103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x10_y12_r20/x10_y12_n120_r20_s20_ps1_pr20_u20_o20_l20_N003.lp</text:p>
          </table:table-cell>
          <table:table-cell office:value-type="float" office:value="0.559"/>
          <table:table-cell office:value-type="float" office:value="1.0"/>
          <table:table-cell office:value-type="float" office:value="1276.0"/>
          <table:table-cell office:value-type="float" office:value="62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x10_y12_r20/x10_y12_n120_r20_s20_ps1_pr20_u20_o20_l20_N004.lp</text:p>
          </table:table-cell>
          <table:table-cell office:value-type="float" office:value="0.536"/>
          <table:table-cell office:value-type="float" office:value="1.0"/>
          <table:table-cell office:value-type="float" office:value="1080.0"/>
          <table:table-cell office:value-type="float" office:value="3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x10_y12_r20/x10_y12_n120_r20_s20_ps1_pr20_u20_o20_l20_N005.lp</text:p>
          </table:table-cell>
          <table:table-cell office:value-type="float" office:value="0.359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x10_y6_r10/x10_y6_n60_r10_s10_ps1_pr10_u10_o10_l10_N001.lp</text:p>
          </table:table-cell>
          <table:table-cell office:value-type="float" office:value="0.17"/>
          <table:table-cell office:value-type="float" office:value="1.0"/>
          <table:table-cell office:value-type="float" office:value="541.0"/>
          <table:table-cell office:value-type="float" office:value="1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>
          <table:table-cell office:value-type="string">
            <text:p>x10_y6_r10/x10_y6_n60_r10_s10_ps1_pr10_u10_o10_l10_N002.lp</text:p>
          </table:table-cell>
          <table:table-cell office:value-type="float" office:value="0.171"/>
          <table:table-cell office:value-type="float" office:value="1.0"/>
          <table:table-cell office:value-type="float" office:value="534.0"/>
          <table:table-cell office:value-type="float" office:value="15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</table:table-row>
        <table:table-row table:style-name="ro1">
          <table:table-cell office:value-type="string">
            <text:p>x10_y6_r10/x10_y6_n60_r10_s10_ps1_pr10_u10_o10_l10_N003.lp</text:p>
          </table:table-cell>
          <table:table-cell office:value-type="float" office:value="0.184"/>
          <table:table-cell office:value-type="float" office:value="1.0"/>
          <table:table-cell office:value-type="float" office:value="431.0"/>
          <table:table-cell office:value-type="float" office:value="9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</table:table-row>
        <table:table-row table:style-name="ro1">
          <table:table-cell office:value-type="string">
            <text:p>x10_y6_r10/x10_y6_n60_r10_s10_ps1_pr10_u10_o10_l10_N004.lp</text:p>
          </table:table-cell>
          <table:table-cell office:value-type="float" office:value="0.179"/>
          <table:table-cell office:value-type="float" office:value="1.0"/>
          <table:table-cell office:value-type="float" office:value="568.0"/>
          <table:table-cell office:value-type="float" office:value="17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</table:table-row>
        <table:table-row table:style-name="ro1">
          <table:table-cell office:value-type="string">
            <text:p>x10_y6_r10/x10_y6_n60_r10_s10_ps1_pr10_u10_o10_l10_N005.lp</text:p>
          </table:table-cell>
          <table:table-cell office:value-type="float" office:value="0.171"/>
          <table:table-cell office:value-type="float" office:value="1.0"/>
          <table:table-cell office:value-type="float" office:value="444.0"/>
          <table:table-cell office:value-type="float" office:value="6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</table:table-row>
        <table:table-row table:style-name="ro1">
          <table:table-cell office:value-type="string">
            <text:p>x10_y9_r20/x10_y9_n90_r20_s20_ps1_pr20_u20_o20_l20_N001.lp</text:p>
          </table:table-cell>
          <table:table-cell office:value-type="float" office:value="0.472"/>
          <table:table-cell office:value-type="float" office:value="1.0"/>
          <table:table-cell office:value-type="float" office:value="1649.0"/>
          <table:table-cell office:value-type="float" office:value="6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</table:table-row>
        <table:table-row table:style-name="ro1">
          <table:table-cell office:value-type="string">
            <text:p>x10_y9_r20/x10_y9_n90_r20_s20_ps1_pr20_u20_o20_l20_N002.lp</text:p>
          </table:table-cell>
          <table:table-cell office:value-type="float" office:value="0.463"/>
          <table:table-cell office:value-type="float" office:value="1.0"/>
          <table:table-cell office:value-type="float" office:value="1105.0"/>
          <table:table-cell office:value-type="float" office:value="45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</table:table-row>
        <table:table-row table:style-name="ro1">
          <table:table-cell office:value-type="string">
            <text:p>x10_y9_r20/x10_y9_n90_r20_s20_ps1_pr20_u20_o20_l20_N003.lp</text:p>
          </table:table-cell>
          <table:table-cell office:value-type="float" office:value="0.467"/>
          <table:table-cell office:value-type="float" office:value="1.0"/>
          <table:table-cell office:value-type="float" office:value="1379.0"/>
          <table:table-cell office:value-type="float" office:value="58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</table:table-row>
        <table:table-row table:style-name="ro1">
          <table:table-cell office:value-type="string">
            <text:p>x10_y9_r20/x10_y9_n90_r20_s20_ps1_pr20_u20_o20_l20_N004.lp</text:p>
          </table:table-cell>
          <table:table-cell office:value-type="float" office:value="0.464"/>
          <table:table-cell office:value-type="float" office:value="1.0"/>
          <table:table-cell office:value-type="float" office:value="1133.0"/>
          <table:table-cell office:value-type="float" office:value="33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</table:table-row>
        <table:table-row table:style-name="ro1">
          <table:table-cell office:value-type="string">
            <text:p>x10_y9_r20/x10_y9_n90_r20_s20_ps1_pr20_u20_o20_l20_N005.lp</text:p>
          </table:table-cell>
          <table:table-cell office:value-type="float" office:value="0.467"/>
          <table:table-cell office:value-type="float" office:value="1.0"/>
          <table:table-cell office:value-type="float" office:value="1260.0"/>
          <table:table-cell office:value-type="float" office:value="4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</table:table-row>
        <table:table-row table:style-name="ro1">
          <table:table-cell office:value-type="string">
            <text:p>x7_y6_r4/x7_y6_n42_r4_s4_ps1_pr4_u4_o4_l4_N001.lp</text:p>
          </table:table-cell>
          <table:table-cell office:value-type="float" office:value="0.062"/>
          <table:table-cell office:value-type="float" office:value="1.0"/>
          <table:table-cell office:value-type="float" office:value="216.0"/>
          <table:table-cell office:value-type="float" office:value="4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</table:table-row>
        <table:table-row table:style-name="ro1">
          <table:table-cell office:value-type="string">
            <text:p>x7_y6_r4/x7_y6_n42_r4_s4_ps1_pr4_u4_o4_l4_N002.lp</text:p>
          </table:table-cell>
          <table:table-cell office:value-type="float" office:value="0.062"/>
          <table:table-cell office:value-type="float" office:value="1.0"/>
          <table:table-cell office:value-type="float" office:value="196.0"/>
          <table:table-cell office:value-type="float" office:value="3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</table:table-row>
        <table:table-row table:style-name="ro1">
          <table:table-cell office:value-type="string">
            <text:p>x7_y6_r4/x7_y6_n42_r4_s4_ps1_pr4_u4_o4_l4_N003.lp</text:p>
          </table:table-cell>
          <table:table-cell office:value-type="float" office:value="0.061"/>
          <table:table-cell office:value-type="float" office:value="1.0"/>
          <table:table-cell office:value-type="float" office:value="191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</table:table-row>
        <table:table-row table:style-name="ro1">
          <table:table-cell office:value-type="string">
            <text:p>x7_y6_r4/x7_y6_n42_r4_s4_ps1_pr4_u4_o4_l4_N004.lp</text:p>
          </table:table-cell>
          <table:table-cell office:value-type="float" office:value="0.061"/>
          <table:table-cell office:value-type="float" office:value="1.0"/>
          <table:table-cell office:value-type="float" office:value="189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</table:table-row>
        <table:table-row table:style-name="ro1">
          <table:table-cell office:value-type="string">
            <text:p>x7_y6_r4/x7_y6_n42_r4_s4_ps1_pr4_u4_o4_l4_N005.lp</text:p>
          </table:table-cell>
          <table:table-cell office:value-type="float" office:value="0.061"/>
          <table:table-cell office:value-type="float" office:value="1.0"/>
          <table:table-cell office:value-type="float" office:value="195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F3:.$F27])^2)^0.5" office:value-type="float"/>
          <table:table-cell table:number-matrix-columns-spanned="1" table:number-matrix-rows-spanned="1" table:formula="of:=SUM(([.C3:.C27]-[.$G3:.$G27])^2)^0.5" office:value-type="float"/>
          <table:table-cell table:number-matrix-columns-spanned="1" table:number-matrix-rows-spanned="1" table:formula="of:=SUM(([.D3:.D27]-[.$H3:.$H27])^2)^0.5" office:value-type="float"/>
          <table:table-cell table:number-matrix-columns-spanned="1" table:number-matrix-rows-spanned="1" table:formula="of:=SUM(([.E3:.E27]-[.$I3:.$I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F3:.$F27])" office:value-type="float"/>
          <table:table-cell table:number-matrix-columns-spanned="1" table:number-matrix-rows-spanned="1" table:formula="of:=SUM([.C3:.C27]=[.$G3:.$G27])" office:value-type="float"/>
          <table:table-cell table:number-matrix-columns-spanned="1" table:number-matrix-rows-spanned="1" table:formula="of:=SUM([.D3:.D27]=[.$H3:.$H27])" office:value-type="float"/>
          <table:table-cell table:number-matrix-columns-spanned="1" table:number-matrix-rows-spanned="1" table:formula="of:=SUM([.E3:.E27]=[.$I3:.$I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J3:.$J27])" office:value-type="float"/>
          <table:table-cell table:number-matrix-columns-spanned="1" table:number-matrix-rows-spanned="1" table:formula="of:=SUM([.C3:.C27]&lt;[.$K3:.$K27])" office:value-type="float"/>
          <table:table-cell table:number-matrix-columns-spanned="1" table:number-matrix-rows-spanned="1" table:formula="of:=SUM([.D3:.D27]&lt;[.$L3:.$L27])" office:value-type="float"/>
          <table:table-cell table:number-matrix-columns-spanned="1" table:number-matrix-rows-spanned="1" table:formula="of:=SUM([.E3:.E27]&lt;[.$M3:.$M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J3:.$J27])" office:value-type="float"/>
          <table:table-cell table:number-matrix-columns-spanned="1" table:number-matrix-rows-spanned="1" table:formula="of:=SUM([.C3:.C27]&gt;[.$K3:.$K27])" office:value-type="float"/>
          <table:table-cell table:number-matrix-columns-spanned="1" table:number-matrix-rows-spanned="1" table:formula="of:=SUM([.D3:.D27]&gt;[.$L3:.$L27])" office:value-type="float"/>
          <table:table-cell table:number-matrix-columns-spanned="1" table:number-matrix-rows-spanned="1" table:formula="of:=SUM([.E3:.E27]&gt;[.$M3:.$M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N3:.$N27])" office:value-type="float"/>
          <table:table-cell table:number-matrix-columns-spanned="1" table:number-matrix-rows-spanned="1" table:formula="of:=SUM([.C3:.C27]=[.$O3:.$O27])" office:value-type="float"/>
          <table:table-cell table:number-matrix-columns-spanned="1" table:number-matrix-rows-spanned="1" table:formula="of:=SUM([.D3:.D27]=[.$P3:.$P27])" office:value-type="float"/>
          <table:table-cell table:number-matrix-columns-spanned="1" table:number-matrix-rows-spanned="1" table:formula="of:=SUM([.E3:.E27]=[.$Q3:.$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F3:.$F7])^2)^0.5" office:value-type="float"/>
          <table:table-cell table:number-matrix-columns-spanned="1" table:number-matrix-rows-spanned="1" table:formula="of:=SUM(([.C3:.C7]-[.$G3:.$G7])^2)^0.5" office:value-type="float"/>
          <table:table-cell table:number-matrix-columns-spanned="1" table:number-matrix-rows-spanned="1" table:formula="of:=SUM(([.D3:.D7]-[.$H3:.$H7])^2)^0.5" office:value-type="float"/>
          <table:table-cell table:number-matrix-columns-spanned="1" table:number-matrix-rows-spanned="1" table:formula="of:=SUM(([.E3:.E7]-[.$I3:.$I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F3:.$F7])" office:value-type="float"/>
          <table:table-cell table:number-matrix-columns-spanned="1" table:number-matrix-rows-spanned="1" table:formula="of:=SUM([.C3:.C7]=[.$G3:.$G7])" office:value-type="float"/>
          <table:table-cell table:number-matrix-columns-spanned="1" table:number-matrix-rows-spanned="1" table:formula="of:=SUM([.D3:.D7]=[.$H3:.$H7])" office:value-type="float"/>
          <table:table-cell table:number-matrix-columns-spanned="1" table:number-matrix-rows-spanned="1" table:formula="of:=SUM([.E3:.E7]=[.$I3:.$I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J3:.$J7])" office:value-type="float"/>
          <table:table-cell table:number-matrix-columns-spanned="1" table:number-matrix-rows-spanned="1" table:formula="of:=SUM([.C3:.C7]&lt;[.$K3:.$K7])" office:value-type="float"/>
          <table:table-cell table:number-matrix-columns-spanned="1" table:number-matrix-rows-spanned="1" table:formula="of:=SUM([.D3:.D7]&lt;[.$L3:.$L7])" office:value-type="float"/>
          <table:table-cell table:number-matrix-columns-spanned="1" table:number-matrix-rows-spanned="1" table:formula="of:=SUM([.E3:.E7]&lt;[.$M3:.$M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J3:.$J7])" office:value-type="float"/>
          <table:table-cell table:number-matrix-columns-spanned="1" table:number-matrix-rows-spanned="1" table:formula="of:=SUM([.C3:.C7]&gt;[.$K3:.$K7])" office:value-type="float"/>
          <table:table-cell table:number-matrix-columns-spanned="1" table:number-matrix-rows-spanned="1" table:formula="of:=SUM([.D3:.D7]&gt;[.$L3:.$L7])" office:value-type="float"/>
          <table:table-cell table:number-matrix-columns-spanned="1" table:number-matrix-rows-spanned="1" table:formula="of:=SUM([.E3:.E7]&gt;[.$M3:.$M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N3:.$N7])" office:value-type="float"/>
          <table:table-cell table:number-matrix-columns-spanned="1" table:number-matrix-rows-spanned="1" table:formula="of:=SUM([.C3:.C7]=[.$O3:.$O7])" office:value-type="float"/>
          <table:table-cell table:number-matrix-columns-spanned="1" table:number-matrix-rows-spanned="1" table:formula="of:=SUM([.D3:.D7]=[.$P3:.$P7])" office:value-type="float"/>
          <table:table-cell table:number-matrix-columns-spanned="1" table:number-matrix-rows-spanned="1" table:formula="of:=SUM([.E3:.E7]=[.$Q3:.$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